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b67" officeooo:paragraph-rsid="000e2b67"/>
    </style:style>
    <style:style style:name="P2" style:family="paragraph" style:parent-style-name="Standard">
      <style:text-properties officeooo:rsid="000e2b67" officeooo:paragraph-rsid="00164f95"/>
    </style:style>
    <style:style style:name="P3" style:family="paragraph" style:parent-style-name="Standard">
      <style:paragraph-properties fo:text-align="end" style:justify-single-word="false"/>
      <style:text-properties officeooo:rsid="000e2b67" officeooo:paragraph-rsid="000e2b67"/>
    </style:style>
    <style:style style:name="P4" style:family="paragraph" style:parent-style-name="Standard">
      <style:text-properties officeooo:rsid="000ea104" officeooo:paragraph-rsid="000ea104"/>
    </style:style>
    <style:style style:name="P5" style:family="paragraph" style:parent-style-name="Standard">
      <style:text-properties style:text-underline-style="solid" style:text-underline-width="auto" style:text-underline-color="font-color" fo:font-weight="bold" officeooo:rsid="000ea104" officeooo:paragraph-rsid="000ea104"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09669" officeooo:paragraph-rsid="00109669" style:font-weight-asian="bold" style:font-weight-complex="bold"/>
    </style:style>
    <style:style style:name="P7" style:family="paragraph" style:parent-style-name="Standard">
      <style:paragraph-properties fo:text-align="end" style:justify-single-word="false"/>
      <style:text-properties style:text-underline-style="solid" style:text-underline-width="auto" style:text-underline-color="font-color" officeooo:rsid="000fcd93" officeooo:paragraph-rsid="000fcd93"/>
    </style:style>
    <style:style style:name="P8" style:family="paragraph" style:parent-style-name="Standard">
      <style:paragraph-properties fo:text-align="end" style:justify-single-word="false"/>
      <style:text-properties style:text-underline-style="solid" style:text-underline-width="auto" style:text-underline-color="font-color" officeooo:rsid="0012c7a7" officeooo:paragraph-rsid="0012c7a7"/>
    </style:style>
    <style:style style:name="P9" style:family="paragraph" style:parent-style-name="Standard">
      <style:paragraph-properties fo:text-align="end" style:justify-single-word="false"/>
      <style:text-properties style:text-underline-style="solid" style:text-underline-width="auto" style:text-underline-color="font-color" officeooo:rsid="001d9c00" officeooo:paragraph-rsid="001d9c00"/>
    </style:style>
    <style:style style:name="P10" style:family="paragraph" style:parent-style-name="Standard">
      <style:text-properties fo:font-size="18pt" officeooo:rsid="000e2b67" officeooo:paragraph-rsid="000e2b67" style:font-size-asian="18pt" style:font-size-complex="18pt"/>
    </style:style>
    <style:style style:name="P11" style:family="paragraph" style:parent-style-name="Standard">
      <style:text-properties style:text-underline-style="none" fo:font-weight="normal" officeooo:rsid="00109669" officeooo:paragraph-rsid="00109669" style:font-weight-asian="normal" style:font-weight-complex="normal"/>
    </style:style>
    <style:style style:name="P12" style:family="paragraph" style:parent-style-name="Standard">
      <style:text-properties style:text-underline-style="none" fo:font-weight="normal" officeooo:rsid="0010e92c" officeooo:paragraph-rsid="0010e92c" style:font-weight-asian="normal" style:font-weight-complex="normal"/>
    </style:style>
    <style:style style:name="P13" style:family="paragraph" style:parent-style-name="Standard">
      <style:text-properties style:text-underline-style="none" fo:font-weight="normal" officeooo:rsid="00147ca4" officeooo:paragraph-rsid="00147ca4" style:font-weight-asian="normal" style:font-weight-complex="normal"/>
    </style:style>
    <style:style style:name="P14" style:family="paragraph" style:parent-style-name="Standard">
      <style:text-properties officeooo:paragraph-rsid="00109669"/>
    </style:style>
    <style:style style:name="P15" style:family="paragraph" style:parent-style-name="Standard">
      <style:text-properties fo:font-style="normal" style:text-underline-style="none" fo:font-weight="normal" officeooo:rsid="001acdab" officeooo:paragraph-rsid="001acdab"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1bc999" officeooo:paragraph-rsid="001bc999"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1d7b47" officeooo:paragraph-rsid="001d7b47" style:font-style-asian="normal" style:font-weight-asian="normal" style:font-style-complex="normal" style:font-weight-complex="normal"/>
    </style:style>
    <style:style style:name="P18" style:family="paragraph" style:parent-style-name="Standard">
      <style:text-properties fo:font-style="normal" style:text-underline-style="solid" style:text-underline-width="auto" style:text-underline-color="font-color" fo:font-weight="normal" officeooo:rsid="0018b843" officeooo:paragraph-rsid="0018b843" style:font-style-asian="normal" style:font-weight-asian="normal" style:font-style-complex="normal" style:font-weight-complex="normal"/>
    </style:style>
    <style:style style:name="P19" style:family="paragraph" style:parent-style-name="Standard" style:list-style-name="L1">
      <style:text-properties officeooo:rsid="000e2b67" officeooo:paragraph-rsid="000e2b67"/>
    </style:style>
    <style:style style:name="P20" style:family="paragraph" style:parent-style-name="Standard" style:list-style-name="L1">
      <style:text-properties officeooo:rsid="000e2b67" officeooo:paragraph-rsid="00164f95"/>
    </style:style>
    <style:style style:name="P21" style:family="paragraph" style:parent-style-name="Standard" style:list-style-name="L1">
      <style:text-properties officeooo:rsid="000ea104" officeooo:paragraph-rsid="000ea104"/>
    </style:style>
    <style:style style:name="P22" style:family="paragraph" style:parent-style-name="Standard" style:list-style-name="L1">
      <style:text-properties officeooo:rsid="000ea104" officeooo:paragraph-rsid="00164f95"/>
    </style:style>
    <style:style style:name="P23" style:family="paragraph" style:parent-style-name="Standard">
      <style:text-properties style:text-underline-style="none" fo:font-weight="normal" officeooo:rsid="000ea104" officeooo:paragraph-rsid="000ea104" style:font-weight-asian="normal" style:font-weight-complex="normal"/>
    </style:style>
    <style:style style:name="P24" style:family="paragraph" style:parent-style-name="Standard" style:list-style-name="L3">
      <style:text-properties style:text-underline-style="none" fo:font-weight="normal" officeooo:rsid="00164f95" officeooo:paragraph-rsid="00164f95" style:font-weight-asian="normal" style:font-weight-complex="normal"/>
    </style:style>
    <style:style style:name="P25" style:family="paragraph" style:parent-style-name="Standard">
      <style:text-properties fo:font-style="normal" style:text-underline-style="solid" style:text-underline-width="auto" style:text-underline-color="font-color" fo:font-weight="bold" officeooo:rsid="0010e92c" officeooo:paragraph-rsid="0010e92c" style:font-style-asian="normal" style:font-weight-asian="bold" style:font-style-complex="normal" style:font-weight-complex="bold"/>
    </style:style>
    <style:style style:name="P26" style:family="paragraph" style:parent-style-name="Standard">
      <style:text-properties fo:font-style="normal" style:text-underline-style="solid" style:text-underline-width="auto" style:text-underline-color="font-color" fo:font-weight="bold" officeooo:rsid="00147ca4" officeooo:paragraph-rsid="00147ca4" style:font-style-asian="normal" style:font-weight-asian="bold" style:font-style-complex="normal" style:font-weight-complex="bold"/>
    </style:style>
    <style:style style:name="P27" style:family="paragraph" style:parent-style-name="Standard">
      <style:text-properties fo:font-style="normal" style:text-underline-style="solid" style:text-underline-width="auto" style:text-underline-color="font-color" fo:font-weight="bold" officeooo:rsid="00147ca4" officeooo:paragraph-rsid="001acdab" style:font-style-asian="normal" style:font-weight-asian="bold" style:font-style-complex="normal" style:font-weight-complex="bold"/>
    </style:style>
    <style:style style:name="P28" style:family="paragraph" style:parent-style-name="Standard" style:list-style-name="L3">
      <style:text-properties fo:font-style="normal" style:text-underline-style="solid" style:text-underline-width="auto" style:text-underline-color="font-color" fo:font-weight="normal" officeooo:rsid="0016e46b" officeooo:paragraph-rsid="0016e46b" style:font-style-asian="normal" style:font-weight-asian="normal" style:font-style-complex="normal" style:font-weight-complex="normal"/>
    </style:style>
    <style:style style:name="P29" style:family="paragraph" style:parent-style-name="Standard" style:list-style-name="L3">
      <style:text-properties fo:font-style="normal" style:text-underline-style="solid" style:text-underline-width="auto" style:text-underline-color="font-color" fo:font-weight="normal" officeooo:rsid="0018b843" officeooo:paragraph-rsid="0018b843"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10e92c" officeooo:paragraph-rsid="0010e92c" style:font-style-asian="normal" style:font-weight-asian="normal" style:font-style-complex="normal" style:font-weight-complex="normal"/>
    </style:style>
    <style:style style:name="P31" style:family="paragraph" style:parent-style-name="Standard" style:list-style-name="L2">
      <style:text-properties fo:font-style="normal" style:text-underline-style="none" fo:font-weight="normal" officeooo:rsid="00147ca4" officeooo:paragraph-rsid="00147ca4"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147ca4" officeooo:paragraph-rsid="00147ca4" style:font-style-asian="normal" style:font-weight-asian="normal" style:font-style-complex="normal" style:font-weight-complex="normal"/>
    </style:style>
    <style:style style:name="P33" style:family="paragraph" style:parent-style-name="Standard" style:list-style-name="L4">
      <style:text-properties fo:font-style="normal" style:text-underline-style="none" fo:font-weight="normal" officeooo:rsid="001bc999" officeooo:paragraph-rsid="001bc999"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194c85" officeooo:paragraph-rsid="0018b843"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1acdab" officeooo:paragraph-rsid="001acdab" style:font-style-asian="normal" style:font-weight-asian="normal" style:font-style-complex="normal" style:font-weight-complex="normal"/>
    </style:style>
    <style:style style:name="P36" style:family="paragraph" style:parent-style-name="Standard" style:list-style-name="L2">
      <style:text-properties officeooo:paragraph-rsid="0010e92c"/>
    </style:style>
    <style:style style:name="P37" style:family="paragraph" style:parent-style-name="Standard" style:list-style-name="L2">
      <style:text-properties officeooo:rsid="0010e92c" officeooo:paragraph-rsid="0010e92c"/>
    </style:style>
    <style:style style:name="P38" style:family="paragraph" style:parent-style-name="Standard" style:list-style-name="L2">
      <style:text-properties officeooo:rsid="00147ca4" officeooo:paragraph-rsid="00147ca4"/>
    </style:style>
    <style:style style:name="P39" style:family="paragraph" style:parent-style-name="Standard" style:list-style-name="L1">
      <style:text-properties style:text-underline-style="solid" style:text-underline-width="auto" style:text-underline-color="font-color" fo:font-weight="normal" officeooo:rsid="00164f95" officeooo:paragraph-rsid="00164f95" style:font-weight-asian="normal" style:font-weight-complex="normal"/>
    </style:style>
    <style:style style:name="T1" style:family="text">
      <style:text-properties officeooo:rsid="000ea104"/>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0e92c" style:font-weight-asian="normal" style:font-weight-complex="normal"/>
    </style:style>
    <style:style style:name="T5" style:family="text">
      <style:text-properties style:text-underline-style="none" fo:font-weight="normal" officeooo:rsid="0012c7a7" style:font-weight-asian="normal" style:font-weight-complex="normal"/>
    </style:style>
    <style:style style:name="T6" style:family="text">
      <style:text-properties style:text-underline-style="none" officeooo:rsid="0012c7a7"/>
    </style:style>
    <style:style style:name="T7" style:family="text">
      <style:text-properties style:text-underline-style="none" officeooo:rsid="0018b843"/>
    </style:style>
    <style:style style:name="T8" style:family="text">
      <style:text-properties style:text-underline-style="none" officeooo:rsid="00194c85"/>
    </style:style>
    <style:style style:name="T9" style:family="text">
      <style:text-properties style:text-underline-style="none" officeooo:rsid="001d9c00"/>
    </style:style>
    <style:style style:name="T10" style:family="text">
      <style:text-properties style:text-underline-style="none" officeooo:rsid="001e1a28"/>
    </style:style>
    <style:style style:name="T11" style:family="text">
      <style:text-properties fo:font-style="italic"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fo:font-weight="normal" officeooo:rsid="00109669" style:font-style-asian="italic" style:font-weight-asian="normal" style:font-style-complex="italic" style:font-weight-complex="normal"/>
    </style:style>
    <style:style style:name="T14" style:family="text">
      <style:text-properties fo:font-style="italic" style:text-underline-style="none" officeooo:rsid="0016e46b"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2c7a7" style:font-style-asian="normal" style:font-style-complex="normal"/>
    </style:style>
    <style:style style:name="T17" style:family="text">
      <style:text-properties fo:font-style="normal" officeooo:rsid="0016e46b"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0fcd93" style:font-style-asian="normal" style:font-weight-asian="normal" style:font-style-complex="normal" style:font-weight-complex="normal"/>
    </style:style>
    <style:style style:name="T20" style:family="text">
      <style:text-properties fo:font-style="normal" style:text-underline-style="none" fo:font-weight="normal" officeooo:rsid="00109669" style:font-style-asian="normal" style:font-weight-asian="normal" style:font-style-complex="normal" style:font-weight-complex="normal"/>
    </style:style>
    <style:style style:name="T21" style:family="text">
      <style:text-properties fo:font-style="normal" style:text-underline-style="none" fo:font-weight="normal" officeooo:rsid="0010e92c" style:font-style-asian="normal" style:font-weight-asian="normal" style:font-style-complex="normal" style:font-weight-complex="normal"/>
    </style:style>
    <style:style style:name="T22" style:family="text">
      <style:text-properties fo:font-style="normal" style:text-underline-style="none" fo:font-weight="normal" officeooo:rsid="00147ca4"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016e46b" style:font-style-asian="normal" style:font-style-complex="normal"/>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style:text-underline-style="solid" style:text-underline-width="auto" style:text-underline-color="font-color"/>
    </style:style>
    <style:style style:name="T27" style:family="text">
      <style:text-properties style:text-position="super 58%" style:text-underline-style="none" fo:font-weight="normal" officeooo:rsid="0010e92c" style:font-weight-asian="normal" style:font-weight-complex="normal"/>
    </style:style>
    <style:style style:name="T28" style:family="text">
      <style:text-properties style:text-position="super 58%" officeooo:rsid="00147ca4"/>
    </style:style>
    <style:style style:name="T29" style:family="text">
      <style:text-properties officeooo:rsid="0012c7a7"/>
    </style:style>
    <style:style style:name="T30" style:family="text">
      <style:text-properties officeooo:rsid="00147ca4"/>
    </style:style>
    <style:style style:name="T31" style:family="text">
      <style:text-properties fo:font-weight="bold" style:font-weight-asian="bold" style:font-weight-complex="bold"/>
    </style:style>
    <style:style style:name="T32" style:family="text">
      <style:text-properties fo:font-weight="bold" officeooo:rsid="001e1a28"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bout John Grillo</text:p>
      <text:p text:style-name="P1"/>
      <text:p text:style-name="P3">Sidebar;</text:p>
      <text:p text:style-name="P3"><text:s text:c="2"/><text:span text:style-name="T26">AGE</text:span>: ~30</text:p>
      <text:p text:style-name="P3"><text:s text:c="2"/><text:span text:style-name="T26">HEIGHT</text:span>: 5'11” </text:p>
      <text:p text:style-name="P3"><text:s text:c="2"/><text:span text:style-name="T26">SEX</text:span>: Male.</text:p>
      <text:p text:style-name="P3"><text:s text:c="2"/><text:span text:style-name="T26">JOB</text:span>: Being <text:span text:style-name="T1">a h</text:span>andsome <text:span text:style-name="T1">starship captain.</text:span></text:p>
      <text:p text:style-name="P8">LANGUAGES:<text:span text:style-name="T2"> English, Japanese, some Mandarin.</text:span></text:p>
      <text:p text:style-name="P3"><text:s text:c="2"/><text:span text:style-name="T26">HOBBIES</text:span>: <text:s/><text:span text:style-name="T1">Writing, cooking, cosplay.</text:span></text:p>
      <text:p text:style-name="P7"><text:span text:style-name="T29">HATES</text:span>:<text:span text:style-name="T2"> </text:span><text:span text:style-name="T6">Mosquitoes and Japanese Natto </text:span><text:span text:style-name="T9">(fermented soy beans)</text:span></text:p>
      <text:p text:style-name="P9"><text:span text:style-name="T31">Qu</text:span><text:span text:style-name="T32">est</text:span><text:span text:style-name="T2">: “</text:span><text:span text:style-name="T10">Pimp Strong and Prosper</text:span><text:span text:style-name="T2">”</text:span></text:p>
      <text:p text:style-name="P1"><text:s text:c="2"/></text:p>
      <text:p text:style-name="P1"/>
      <text:p text:style-name="P1"><text:tab/>John Andrew Grillo is a SEO expert, web designer/developer and DBA (DataBase Administrator) from Portland, Oregon. Ok, John Andrew Grillo is really in Hillsboro, which is in the Portland Metro area. His parents are Mary and Joseph and while John Grillo is an only child as there is no Jesus, George or Ringo.</text:p>
      <text:p text:style-name="P1"><text:s text:c="2"/><text:tab/>Grillo has visited many countries. In order, he has visited:</text:p>
      <text:list xml:id="list3201089465863162392" text:style-name="L1">
        <text:list-item>
          <text:p text:style-name="P19">Canada: Specifically, British Columbia. The Buchart Gardens and the Black Velvet Art gallary. Grillo has been to Whistler, Canada as well...in the summer!</text:p>
        </text:list-item>
        <text:list-item>
          <text:p text:style-name="P21">Egypt: John Grillo went to Egypt a year before the revolution broke out in Egypt. </text:p>
        </text:list-item>
        <text:list-item>
          <text:p text:style-name="P21">...read more on Life of John Grillo page.</text:p>
        </text:list-item>
      </text:list>
      <text:p text:style-name="P4"/>
      <text:p text:style-name="P4"><text:tab/>Grillo has multiple college degrees and has been to the <text:span text:style-name="T11">University of Oregon,</text:span> <text:span text:style-name="T11">Portland</text:span> <text:span text:style-name="T11">Community College </text:span>and <text:span text:style-name="T11">Pacific University.</text:span> </text:p>
      <text:p text:style-name="P4"><text:tab/><text:span text:style-name="T30">John Andrew Grillo is the author, developer and editor of this web page despite his speaking/writing in the 3</text:span><text:span text:style-name="T28">rd</text:span><text:span text:style-name="T30"> person and</text:span></text:p>
      <text:p text:style-name="P4"/>
      <text:p text:style-name="P4"/>
      <text:p text:style-name="P5">EDUCATION:</text:p>
      <text:p text:style-name="P11">ASIDE:</text:p>
      <text:p text:style-name="P11"><text:s text:c="2"/>AAS: Computer Information Sciences [focus: Databases] from <text:span text:style-name="T11">Portland Community College.</text:span></text:p>
      <text:p text:style-name="P11"><text:s text:c="2"/>BA's: <text:span text:style-name="T11">International Relations </text:span>[Focus: East Asia (Japan, China) &amp; <text:span text:style-name="T11">Media Arts </text:span>[Focus: Web design: Development] with dual minors in </text:p>
      <text:p text:style-name="P5"/>
      <text:p text:style-name="P23"><text:s text:c="3"/>John Andrew Grillo has two or three college degrees, depending on how one counts them.</text:p>
      <text:p text:style-name="P5"><text:span text:style-name="T3"><text:s text:c="3"/>John Andrew Grillo briefly went to the University of Oregon in Eugene, OR. “I couldn't stand the drug culture there,” he said while sipping his coffee. “Eugene, Oregon, is a great party town. I mean, </text:span><text:span text:style-name="T12">Animal House</text:span><text:span text:style-name="T18"> was filmed there for a reason. But, as I said, the drug culture wore thin after a while. </text:span><text:span text:style-name="T22">Not that I did drugs. I just didn't like how obsessed so many people there were. I had people asking me how I could be happy just being 'high on life'.</text:span><text:span text:style-name="T18">”</text:span></text:p>
      <text:p text:style-name="P5"/>
      <text:p text:style-name="P5"><text:span text:style-name="T18">John Grillo eventually went to </text:span><text:span text:style-name="T12">Pacific University</text:span><text:span text:style-name="T18"> in Forest Grove, Oregon. Grillo majored in </text:span><text:span text:style-name="T19">International Relations &amp; Media Arts with a focus on Web Development. “I wanted to be either an international news reporter or an international businessman. <text:s/>Then the economy died in 2008 and never got better.” <text:s/>Grillo admits that retooling was hard. “Honestly, I had people from cheap news utility magazines ask why I hadn't covered </text:span><text:span text:style-name="T21">any active </text:span><text:span text:style-name="T19">warzones. </text:span><text:span text:style-name="T21">They were dead serious</text:span><text:span text:style-name="T19">. I pointed out to them that I was 23, just graduated and asked why they thought they deserved a pulitzer prize winner. </text:span><text:soft-page-break/><text:span text:style-name="T19">They just replied “Uuuuhhhh”...</text:span><text:span text:style-name="T20">so I suddenly hard to turn a talent (editor's note: IT and web development) from a hobby into a job or I was toast.</text:span><text:span text:style-name="T19">”</text:span></text:p>
      <text:p text:style-name="P5"/>
      <text:p text:style-name="P14"><text:span text:style-name="T20">John Andrew Grillo eventually returned to college at PCC where a grant he wrote paid for him to obtain a new college degree in </text:span><text:span text:style-name="T13">Computer Information Sciences</text:span><text:span text:style-name="T20">. “</text:span><text:span text:style-name="T21">Apparently, as good as I am with the web development stuff, I'm also good with SQL and it's accompanying flavors. <text:s/>My favorite is MSSQL. I also held a full-time job while I did, so I was doing SQL all day every day at work, then doing it again at night. It was murder, but I did it.”</text:span></text:p>
      <text:p text:style-name="P6"/>
      <text:p text:style-name="P25">LIFE:</text:p>
      <text:p text:style-name="P30">John Andrew Grillo is living it. <text:s/>Though Grillo has spent most of it in Hillsboro, Grillo considers himself a citizen of the world.</text:p>
      <text:p text:style-name="P12"><text:span text:style-name="T15"><text:s text:c="2"/>John Grillo is an Eagle Scout in the Boy Scouts of America. “</text:span><text:span text:style-name="T16">My project was to make the Ron Tonkin' stadium mosquito-free using natural predators. I knew nothing about mosquitoes other than I hated them.</text:span></text:p>
      <text:p text:style-name="P12"/>
      <text:p text:style-name="P12"><text:s text:c="2"/>John Grillo's hobbies include: <text:s/></text:p>
      <text:list xml:id="list3835234702153943203" text:style-name="L2">
        <text:list-item>
          <text:p text:style-name="P36"><text:span text:style-name="T4">Writing. Grillo has written poems and short stories since he was 6 years old. “My first poem was about frozen foods. I came in second place and won $100. It took a pair 6</text:span><text:span text:style-name="T27">th</text:span><text:span text:style-name="T4"> graders to beat me.”</text:span></text:p>
        </text:list-item>
        <text:list-item>
          <text:p text:style-name="P37"><text:span text:style-name="T3">Cooking. Grillo says he grew up in a house where “If you liked to eat, you learned to cook. I even have a merit badge in </text:span><text:span text:style-name="T5">it</text:span><text:span text:style-name="T3">.”</text:span></text:p>
        </text:list-item>
        <text:list-item>
          <text:p text:style-name="P38"><text:span text:style-name="T3">Cosplay. “It's always more fun to go to a place like Hillsboro's, sorry, Portland's, </text:span><text:span text:style-name="T12">Rose City Comic Con </text:span><text:span text:style-name="T18">in a cool costume. </text:span><text:span text:style-name="T12">”</text:span></text:p>
        </text:list-item>
        <text:list-item>
          <text:p text:style-name="P31">Basketball. “I play a few times a week. The trick is to find a good group that likes to build each other up instead of lording their mad skillz over you. I hate that mantra.” </text:p>
        </text:list-item>
      </text:list>
      <text:p text:style-name="P30"/>
      <text:p text:style-name="P30">Here are a few photos from John Grillo's life. <text:s/></text:p>
      <text:p text:style-name="P2">Grillo has visited many countries. In order, he has visited:</text:p>
      <text:list xml:id="list200842542909401" text:continue-list="list3201089465863162392" text:style-name="L1">
        <text:list-item>
          <text:p text:style-name="P20"><text:span text:style-name="T26">Canada</text:span>: Specifically, British Columbia. The Buchart Gardens and the Black Velvet Art gallary. Grillo has been to Whistler, Canada as well...in the summer!</text:p>
        </text:list-item>
        <text:list-item>
          <text:p text:style-name="P22"><text:span text:style-name="T26">Egypt</text:span>: John Grillo went to Egypt a year before the revolution broke out in Egypt. </text:p>
        </text:list-item>
        <text:list-item>
          <text:p text:style-name="P39"><text:span text:style-name="T15">Japan:</text:span><text:span text:style-name="T23"> </text:span><text:span text:style-name="T24">Specifically, </text:span><text:span text:style-name="T14">Sado Ga Shima</text:span><text:span text:style-name="T24">, </text:span><text:span text:style-name="T14">Hokkiado (Hakodate, Sapporo), Tokyo, Narita, Fukuroi</text:span><text:span text:style-name="T24">. John Grillo first visited Fukuroi when he was 14 years old. “I had studied Japanese for 2+ years at that point, so I really surprised everyone. I loved it. I didn't want to leave Japan.”</text:span></text:p>
        </text:list-item>
      </text:list>
      <text:p text:style-name="P32">&lt;#include photo gallery&gt;</text:p>
      <text:p text:style-name="P13"/>
      <text:p text:style-name="P26">GOALS:</text:p>
      <text:p text:style-name="P32"><text:tab/>John Andrew Grillo's goals are:</text:p>
      <text:list xml:id="list3889797392039299488" text:style-name="L3">
        <text:list-item>
          <text:p text:style-name="P24"><text:span text:style-name="T25">Write and publish a novel</text:span><text:span text:style-name="T15">. Grillo is 115 pages in his first novel.</text:span></text:p>
        </text:list-item>
        <text:list-item>
          <text:p text:style-name="P24"><text:span text:style-name="T25">Visit Europe</text:span><text:span text:style-name="T15">. </text:span><text:span text:style-name="T17">Specifically to Englund, Ireland, Scotland, Germany and Italy. Can't forget Crete!</text:span></text:p>
        </text:list-item>
        <text:list-item>
          <text:p text:style-name="P28">Visit Egypt Again.<text:span text:style-name="T2"> </text:span><text:span text:style-name="T7">John Grillo just loves Egypt that much.</text:span></text:p>
        </text:list-item>
        <text:list-item>
          <text:p text:style-name="P29">Get Rich<text:span text:style-name="T2">: “To get rich is glorious” -</text:span><text:span text:style-name="T8">John Grillo – Deng Xiaoping</text:span></text:p>
        </text:list-item>
      </text:list>
      <text:p text:style-name="P18"/>
      <text:p text:style-name="P16">far out dreams:</text:p>
      <text:list xml:id="list803136572926109447" text:style-name="L4">
        <text:list-item>
          <text:p text:style-name="P33">host a tv show</text:p>
        </text:list-item>
        <text:list-item>
          <text:p text:style-name="P33">become a best-selling author</text:p>
        </text:list-item>
        <text:list-item>
          <text:p text:style-name="P33"><text:soft-page-break/></text:p>
        </text:list-item>
      </text:list>
      <text:p text:style-name="P34"/>
      <text:p text:style-name="P27">LINKS:</text:p>
      <text:p text:style-name="P15">#include links to all other websites. </text:p>
      <text:p text:style-name="P15">#include social media stuff, hotoffthegrillo.com, all domains to be bought.</text:p>
      <text:p text:style-name="P17">#include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7T19:02:05.340406453</meta:creation-date>
    <dc:date>2016-06-28T20:08:40.665758730</dc:date>
    <meta:editing-duration>PT4H21M25S</meta:editing-duration>
    <meta:editing-cycles>10</meta:editing-cycles>
    <meta:generator>LibreOffice/4.2.8.2$Linux_X86_64 LibreOffice_project/420m0$Build-2</meta:generator>
    <meta:document-statistic meta:table-count="0" meta:image-count="0" meta:object-count="0" meta:page-count="3" meta:paragraph-count="54" meta:word-count="919" meta:character-count="5319" meta:non-whitespace-character-count="4419"/>
  </office:meta>
</office:document-meta>
</file>